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35f8e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AGGRESSIVE LOOP UNROLLING ANALYSIS: <text:s/>REPORT </text:p>
      <text:h text:style-name="Heading_20_1" text:outline-level="1" text:is-list-header="true"><text:bookmark-start text:name="introduction-and-problem"/>INTRODUCTION AND PROBLEM<text:bookmark-end text:name="introduction-and-problem"/></text:h>
      <text:p text:style-name="First_20_paragraph">Loop unrolling reduces branch overhead and improves instruction-level parallelism but is constrained by four competing microarchitectural limits: register availability, memory bandwidth, instruction cache capacity, and arithmetic intensity. This report presents a constraint-based analysis framework that automatically determines optimal unroll factors and supports aggressive unrolling through configurable multipliers.</text:p>
      <text:p text:style-name="Text_20_body">For the test program analyzed, Loop #1 can be unrolled by factor 2 (conservative) or 4 (aggressive), while Loop #2 remains at factor 1-2 due to high register pressure and memory bandwidth saturation.</text:p>
      <text:h text:style-name="Heading_20_1" text:outline-level="1"><text:bookmark-start text:name="technical-approach"/>TECHNICAL APPROACH<text:bookmark-end text:name="technical-approach"/></text:h>
      <text:p text:style-name="First_20_paragraph">The system operates in four stages:</text:p>
      <text:p text:style-name="Text_20_body">STAGE 1 - DISASSEMBLY PARSING Regex-based extraction of instructions from objdump output, classifying each as arithmetic, memory, or branch operation.</text:p>
      <text:p text:style-name="Text_20_body">STAGE 2 - LOOP DETECTION Identification of natural loops via backward branch analysis. The branch target marks the loop header; the branch instruction marks the loop exit.</text:p>
      <text:p text:style-name="Text_20_body">STAGE 3 - CHARACTERISTIC ANALYSIS For each loop, count live registers (unique registers used), memory accesses (separated by load/store type), and instruction types.</text:p>
      <text:p text:style-name="Text_20_body">STAGE 4 - CONSTRAINT EVALUATION Four competing constraints determine the unroll factor as their minimum.</text:p>
      <text:h text:style-name="Heading_20_2" text:outline-level="2"><text:bookmark-start text:name="constraint-definitions"/>CONSTRAINT<text:bookmark-end text:name="constraint-definitions"/><text:span text:style-name="T1">S</text:span></text:h>
      <text:p text:style-name="First_20_paragraph">REGISTER PRESSURE Formula: 32 / live_registers × multiplier Interpretation: Indicates how many times live values can be duplicated across MIPS 32 GPRs. Higher multiplier = more aggressive register reuse.</text:p>
      <text:p text:style-name="Text_20_body">MEMORY BANDWIDTH Formula: 16 / (mem_accesses × 2) × multiplier Assumption: 16 bytes/cycle L1 cache bandwidth; each load/store costs 2 bytes Interpretation: Scaling factor for how many times memory ops can repeat without saturating L1 bandwidth.</text:p>
      <text:p text:style-name="Text_20_body">INSTRUCTION CACHE Formula: 16 / loop_size × multiplier Assumption: 16 instructions fit in I-cache hotspot (64-byte line, 4 bytes/instruction) Interpretation: How many times loop can expand before exceeding hotspot size.</text:p>
      <text:p text:style-name="Text_20_body">ARITHMETIC INTENSITY Formula: 8 if (arith_instr / mem_access) &gt; 0.5, else 4 Reasoning: Compute-bound loops tolerate more unrolling; memory-bound loops are limited by bandwidth.</text:p>
      <text:h text:style-name="Heading_20_2" text:outline-level="2"><text:bookmark-start text:name="core-algorithm"/><text:soft-page-break/>CORE ALGORITHM<text:bookmark-end text:name="core-algorithm"/></text:h>
      <text:p text:style-name="First_20_paragraph">For each loop, evaluate all four constraints independently, then select the minimum as the bottleneck. Round the result down to the nearest power of 2 to align with hardware behavior (prefetcher strides, branch prediction, memory alignment).</text:p>
      <text:p text:style-name="Text_20_body">KEY INNOVATION: All constraints are scaled by configurable multipliers, enabling fine-grained control over aggressiveness without hardcoding specific factors. Conservative mode uses 1.0x multipliers; aggressive mode uses 2.0-4.0x multipliers.</text:p>
      <text:h text:style-name="Heading_20_2" text:outline-level="2" text:is-list-header="true"><text:bookmark-start text:name="test-program-analysis"/>PROGRAM ANALYSIS<text:bookmark-end text:name="test-program-analysis"/></text:h>
      <text:p text:style-name="First_20_paragraph">LOOP #1 (8 instructions, 5 live registers, 2 stores) ~</text:p>
      <text:p text:style-name="Text_20_body">CONSERVATIVE MODE: • Register Pressure: 32 / 5 = 6 • Memory Bandwidth: 16 / (2*2) = 4 • Instruction Cache: 16 / 8 = 2 ← BOTTLENECK • Arithmetic Intensity: 5 arith / 2 mem = 2.5 → limit 8 • OPTIMAL UNROLL FACTOR: 2</text:p>
      <text:p text:style-name="Text_20_body">AGGRESSIVE MODE (2x multipliers): • Register Pressure: 32 / 5 × 2 = 12 • Memory Bandwidth: 16 / 4 × 2 = 8 • Instruction Cache: 16 / 8 × 2 = 4 ← NEW BOTTLENECK • Arithmetic Intensity: 8 • OPTIMAL UNROLL FACTOR: 4</text:p>
      <text:p text:style-name="Text_20_body">LOOP #2 (10 instructions, 7 live registers, 2 loads + 1 store) ~</text:p>
      <text:p text:style-name="Text_20_body">CONSERVATIVE MODE: • Register Pressure: 32 / 7 ≈ 4 • Memory Bandwidth: 16 / (3*2) ≈ 2 • Instruction Cache: 16 / 10 ≈ 1 ← BOTTLENECK • Arithmetic Intensity: 6 arith / 3 mem = 2.0 → limit 8 • OPTIMAL UNROLL FACTOR: 1</text:p>
      <text:p text:style-name="Text_20_body">AGGRESSIVE MODE (2x multipliers): • Register Pressure: 32 / 7 × 2 ≈ 8 • Memory Bandwidth: 16 / 6 × 2 ≈ 4 • Instruction Cache: 16 / 10 × 2 ≈ 2 ← NEW BOTTLENECK • Arithmetic Intensity: 8 • OPTIMAL UNROLL FACTOR: 2</text:p>
      <text:h text:style-name="Heading_20_2" text:outline-level="2"/>
      <text:h text:style-name="Heading_20_1" text:outline-level="1"><text:bookmark-start text:name="performance-and-risk-analysis"/>4. PERFORMANCE AND RISK ANALYSIS<text:bookmark-end text:name="performance-and-risk-analysis"/></text:h>
      <text:h text:style-name="Heading_20_2" text:outline-level="2"><text:bookmark-start text:name="loop-1-factor-2-4-conservative-aggressive"/>4.1 LOOP #1: FACTOR 2 → 4 (CONSERVATIVE → AGGRESSIVE)<text:bookmark-end text:name="loop-1-factor-2-4-conservative-aggressive"/></text:h>
      <text:p text:style-name="First_20_paragraph">BENEFITS: • Branch overhead reduced by 50% (half as many backward branches) • Larger instruction window allows CPU to discover more independent operations • Memory bandwidth NOT saturated (4 bytes stores vs. 16-byte limit)</text:p>
      <text:p text:style-name="Text_20_body">RISKS: • Register pressure increases from 5 to ~10 (approaches 32-register limit) • Unrolled loop expands from 8 to 32 instructions (potential I-cache eviction of other code)</text:p>
      <text:p text:style-name="Text_20_body">ESTIMATED SPEEDUP: 1.3-1.5x (realistic for compute-bound arithmetic)</text:p>
      <text:p text:style-name="Text_20_body"><text:soft-page-break/>RECOMMENDATION: Safe to apply aggressive unrolling to Loop #1.</text:p>
      <text:h text:style-name="Heading_20_2" text:outline-level="2"><text:bookmark-start text:name="loop-2-factor-1-2-conservative-aggressive"/>4.2 LOOP #2: FACTOR 1 → 2 (CONSERVATIVE → AGGRESSIVE)<text:bookmark-end text:name="loop-2-factor-1-2-conservative-aggressive"/></text:h>
      <text:p text:style-name="First_20_paragraph">BENEFITS: • Minor branch reduction (negligible impact for factor 1→2)</text:p>
      <text:p text:style-name="Text_20_body">RISKS: • Register pressure increases from 7 to 14 (DANGEROUS on 32-register ISA) • High risk of register spilling to stack, causing severe performance degradation • Loop expands from 10 to 20 instructions (significant I-cache contention) • Memory bandwidth constraint becomes tighter (3 accesses × 2 = 6 bytes vs. 16-byte limit is OK, but L1 cache contention is real)</text:p>
      <text:p text:style-name="Text_20_body">RECOMMENDATION: Keep Loop #2 at factor 1 (conservative only). Actual speedup from aggressive unrolling likely 0.9-1.1x due to spill overhead, making it a net loss.</text:p>
      <text:h text:style-name="Heading_20_1" text:outline-level="1"/>
      <text:h text:style-name="Heading_20_2" text:outline-level="2"><text:bookmark-start text:name="key-findings"/>KEY FINDINGS<text:bookmark-end text:name="key-findings"/></text:h>
      <text:list xml:id="list3367861557" text:style-name="L1">
        <text:list-item>
          <text:p text:style-name="P2">BOTTLENECK IDENTIFICATION Loop #1 is instruction-cache limited; Loop #2 is instruction-cache and register limited. These constraints cannot be scaled independently</text:p>
          <text:list text:style-name="L2">
            <text:list-item>
              <text:p text:style-name="P3">they represent real hardware limits.</text:p>
            </text:list-item>
          </text:list>
        </text:list-item>
        <text:list-item>
          <text:p text:style-name="P2">AGGRESSIVE MODE SAFETY Multiplier approach enables controllable risk scaling. Users can selectively bypass constraints using command-line flags, but should validate speedup empirically.</text:p>
        </text:list-item>
        <text:list-item>
          <text:p text:style-name="P2">ARCHITECTURE DEPENDENCY Constraint values (32 registers, 16-byte bandwidth) are MIPS-specific. Embedded systems and superscalar processors require tuned parameters.</text:p>
        </text:list-item>
      </text:list>
      <text:h text:style-name="Heading_20_2" text:outline-level="2"/>
      <text:h text:style-name="Heading_20_2" text:outline-level="2"><text:bookmark-start text:name="conclusion"/>CONCLUSION<text:bookmark-end text:name="conclusion"/></text:h>
      <text:p text:style-name="First_20_paragraph">The aggressive unrolling framework successfully demonstrates how microarchitectural constraints can be relaxed to explore higher unroll factors while maintaining visibility into performance tradeoffs. The multiplier-based approach scales across architectures and provides safe defaults with expert-controllable override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keyword/>
    <meta:initial-creator/>
    <meta:creation-date>2025-11-11T18:15:17Z</meta:creation-date>
    <dc:date>2025-11-11T23:47:47.019671117</dc:date>
    <meta:editing-duration>PT2M25S</meta:editing-duration>
    <meta:editing-cycles>1</meta:editing-cycles>
    <meta:document-statistic meta:table-count="0" meta:image-count="0" meta:object-count="0" meta:page-count="3" meta:paragraph-count="43" meta:word-count="882" meta:character-count="5830" meta:non-whitespace-character-count="4991"/>
  </office:meta>
</office:document-meta>
</file>